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7">
      <style:table-cell-properties style:vertical-align="automatic" fo:background-color="transparent"/>
    </style:style>
    <style:style style:name="ce4" style:family="table-cell" style:parent-style-name="Default" style:data-style-name="N38">
      <style:table-cell-properties style:vertical-align="automatic" fo:background-color="transparent"/>
    </style:style>
    <style:style style:name="ce5" style:family="table-cell" style:parent-style-name="Default" style:data-style-name="N36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automatic" fo:background-color="#D9E1F2"/>
    </style:style>
    <style:style style:name="ce7" style:family="table-cell" style:parent-style-name="Default" style:data-style-name="N37">
      <style:table-cell-properties style:vertical-align="automatic" fo:background-color="#D9E1F2"/>
    </style:style>
    <style:style style:name="ce8" style:family="table-cell" style:parent-style-name="Default" style:data-style-name="N38">
      <style:table-cell-properties style:vertical-align="automatic" fo:background-color="#D9E1F2"/>
    </style:style>
    <style:style style:name="ce9" style:family="table-cell" style:parent-style-name="Default" style:data-style-name="N36">
      <style:table-cell-properties style:vertical-align="automatic" fo:background-color="#D9E1F2"/>
    </style:style>
    <style:style style:name="ce10" style:family="table-cell" style:parent-style-name="Default" style:data-style-name="N0">
      <style:table-cell-properties style:vertical-align="automatic" fo:background-color="#C65911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62479166666667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43" table:default-cell-style-name="ce2"/>
        <table:table-column table:style-name="co5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URL:</text:p>
          </table:table-cell>
          <table:table-cell office:value-type="string" table:style-name="ce2">
            <text:p>https://benchtopmachineshop.blogspot.com/2019/04/printer-belt-tension.html?fbclid=IwAR3iP6Nq0Qo7njqg8_ciLcZTrkzyk4nMwXAou4NKLNf5153fZHOXHo6f6-0</text:p>
          </table:table-cell>
          <table:table-cell table:number-columns-repeated="249" table:style-name="ce2"/>
          <table:table-cell table:number-columns-repeated="161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table:style-name="ce2"/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6mm GT2)</text:p>
          </table:table-cell>
          <table:table-cell table:number-columns-repeated="243" table:style-name="ce2"/>
          <table:table-cell table:number-columns-repeated="16128"/>
        </table:table-row>
        <table:table-row table:style-name="ro1">
          <table:table-cell table:number-columns-repeated="3"/>
          <table:table-cell office:value-type="float" office:value="28.353045351829344" table:formula="of:=[.E9]*[.G9]" table:style-name="ce3">
            <text:p>28,35<text:s/></text:p>
          </table:table-cell>
          <table:table-cell office:value-type="float" office:value="1" table:formula="of:=1/(2*[.F9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28.353045351829344" table:formula="of:=SQRT([.H9])" table:style-name="ce2">
            <text:p>28,35304535</text:p>
          </table:table-cell>
          <table:table-cell office:value-type="float" office:value="803.89518072289161" table:formula="of:=[.L9]/[.M9]" table:style-name="ce4">
            <text:p>803,89518072<text:s/>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6.6723300000000005" table:formula="of:=[.I9]*[.J9]*[.K9]" table:style-name="ce5">
            <text:p>6,67233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243" table:style-name="ce2"/>
          <table:table-cell table:number-columns-repeated="16128"/>
        </table:table-row>
        <table:table-row table:style-name="ro1">
          <table:table-cell table:number-columns-repeated="3"/>
          <table:table-cell office:value-type="float" office:value="112.06737293213179" table:formula="of:=[.E10]*[.G10]" table:style-name="ce3">
            <text:p>112,07<text:s/></text:p>
          </table:table-cell>
          <table:table-cell office:value-type="float" office:value="1.9762845849802371" table:formula="of:=1/(2*[.F10])" table:style-name="ce2">
            <text:p>1,976284585</text:p>
          </table:table-cell>
          <table:table-cell office:value-type="float" office:value="0.253" table:style-name="ce2">
            <text:p>0,253</text:p>
          </table:table-cell>
          <table:table-cell office:value-type="float" office:value="56.706090703658688" table:formula="of:=SQRT([.H10])" table:style-name="ce2">
            <text:p>56,7060907</text:p>
          </table:table-cell>
          <table:table-cell office:value-type="float" office:value="3215.5807228915664" table:formula="of:=[.L10]/[.M10]" table:style-name="ce4">
            <text:p>3215,58072289<text:s/></text:p>
          </table:table-cell>
          <table:table-cell office:value-type="float" office:value="4" table:style-name="ce2">
            <text:p>4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10]*[.J10]*[.K10]" table:style-name="ce5">
            <text:p>26,689320<text:s/></text:p>
          </table:table-cell>
          <table:table-cell office:value-type="float" office:value="8.3000000000000001E-3" table:style-name="ce2">
            <text:p>0,0083</text:p>
          </table:table-cell>
          <table:table-cell office:value-type="string" table:style-name="ce2">
            <text:p>Ender 3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float" office:value="93.884256131885252" table:formula="of:=[.E11]*[.G11]" table:style-name="ce3">
            <text:p>93,88<text:s/></text:p>
          </table:table-cell>
          <table:table-cell office:value-type="float" office:value="1.6556291390728477" table:formula="of:=1/(2*[.F11])" table:style-name="ce2">
            <text:p>1,655629139</text:p>
          </table:table-cell>
          <table:table-cell office:value-type="float" office:value="0.30199999999999999" table:style-name="ce2">
            <text:p>0,302</text:p>
          </table:table-cell>
          <table:table-cell office:value-type="float" office:value="56.706090703658688" table:formula="of:=SQRT([.H11])" table:style-name="ce2">
            <text:p>56,7060907</text:p>
          </table:table-cell>
          <table:table-cell office:value-type="float" office:value="3215.5807228915664" table:formula="of:=[.L11]/[.M11]" table:style-name="ce4">
            <text:p>3215,58072289<text:s/></text:p>
          </table:table-cell>
          <table:table-cell office:value-type="float" office:value="4" table:style-name="ce2">
            <text:p>4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11]*[.J11]*[.K11]" table:style-name="ce5">
            <text:p>26,689320<text:s/></text:p>
          </table:table-cell>
          <table:table-cell office:value-type="float" office:value="8.3000000000000001E-3" table:style-name="ce2">
            <text:p>0,0083</text:p>
          </table:table-cell>
          <table:table-cell office:value-type="string" table:style-name="ce2">
            <text:p>Ender 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3" table:style-name="ce2"/>
          <table:table-cell office:value-type="string" table:style-name="ce2">
            <text:p>600mm Belts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6mm GT2)</text:p>
          </table:table-cell>
          <table:table-cell table:number-columns-repeated="243" table:style-name="ce2"/>
          <table:table-cell table:number-columns-repeated="16128"/>
        </table:table-row>
        <table:table-row table:style-name="ro1">
          <table:table-cell table:number-columns-repeated="3"/>
          <table:table-cell office:value-type="float" office:value="38.583607647762356" table:formula="of:=[.E16]*[.G16]" table:style-name="ce3">
            <text:p>38,58<text:s/></text:p>
          </table:table-cell>
          <table:table-cell office:value-type="float" office:value="0.83333333333333337" table:formula="of:=1/(2*[.F16])" table:style-name="ce2">
            <text:p>0,833333333</text:p>
          </table:table-cell>
          <table:table-cell office:value-type="float" office:value="0.6" table:style-name="ce2">
            <text:p>0,6</text:p>
          </table:table-cell>
          <table:table-cell office:value-type="float" office:value="46.300329177314829" table:formula="of:=SQRT([.H16])" table:style-name="ce2">
            <text:p>46,30032918</text:p>
          </table:table-cell>
          <table:table-cell office:value-type="float" office:value="2143.7204819277108" table:formula="of:=[.L16]/[.M16]" table:style-name="ce4">
            <text:p>2143,72048193<text:s/>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17.79288" table:formula="of:=[.I16]*[.J16]*[.K16]" table:style-name="ce5">
            <text:p>17,79288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243" table:style-name="ce2"/>
          <table:table-cell table:number-columns-repeated="16128"/>
        </table:table-row>
        <table:table-row table:style-name="ro1">
          <table:table-cell table:number-columns-repeated="3"/>
          <table:table-cell office:value-type="float" office:value="47.25507558638224" table:formula="of:=[.E17]*[.G17]" table:style-name="ce3">
            <text:p>47,26<text:s/></text:p>
          </table:table-cell>
          <table:table-cell office:value-type="float" office:value="0.83333333333333337" table:formula="of:=1/(2*[.F17])" table:style-name="ce2">
            <text:p>0,833333333</text:p>
          </table:table-cell>
          <table:table-cell office:value-type="float" office:value="0.6" table:style-name="ce2">
            <text:p>0,6</text:p>
          </table:table-cell>
          <table:table-cell office:value-type="float" office:value="56.706090703658688" table:formula="of:=SQRT([.H17])" table:style-name="ce2">
            <text:p>56,7060907</text:p>
          </table:table-cell>
          <table:table-cell office:value-type="float" office:value="3215.5807228915664" table:formula="of:=[.L17]/[.M17]" table:style-name="ce4">
            <text:p>3215,58072289<text:s/></text:p>
          </table:table-cell>
          <table:table-cell office:value-type="float" office:value="4" table:style-name="ce2">
            <text:p>4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17]*[.J17]*[.K17]" table:style-name="ce5">
            <text:p>26,68932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4.5654612207478" table:formula="of:=[.E18]*[.G18]" table:style-name="ce3">
            <text:p>54,57<text:s/></text:p>
          </table:table-cell>
          <table:table-cell office:value-type="float" office:value="0.83333333333333337" table:formula="of:=1/(2*[.F18])" table:style-name="ce2">
            <text:p>0,833333333</text:p>
          </table:table-cell>
          <table:table-cell office:value-type="float" office:value="0.6" table:style-name="ce2">
            <text:p>0,6</text:p>
          </table:table-cell>
          <table:table-cell office:value-type="float" office:value="65.47855346489736" table:formula="of:=SQRT([.H18])" table:style-name="ce2">
            <text:p>65,47855346</text:p>
          </table:table-cell>
          <table:table-cell office:value-type="float" office:value="4287.4409638554216" table:formula="of:=[.L18]/[.M18]" table:style-name="ce4">
            <text:p>4287,44096386<text:s/>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35.585760000000001" table:formula="of:=[.I18]*[.J18]*[.K18]" table:style-name="ce5">
            <text:p>35,58576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3"/>
          <table:table-cell table:number-columns-repeated="3" table:style-name="ce2"/>
          <table:table-cell table:style-name="ce4"/>
          <table:table-cell table:number-columns-repeated="3" table:style-name="ce2"/>
          <table:table-cell table:style-name="ce5"/>
          <table:table-cell table:number-columns-repeated="244" table:style-name="ce2"/>
          <table:table-cell table:number-columns-repeated="16128"/>
        </table:table-row>
        <table:table-row table:style-name="ro1">
          <table:table-cell table:number-columns-repeated="3"/>
          <table:table-cell table:style-name="ce3"/>
          <table:table-cell table:number-columns-repeated="2" table:style-name="ce2"/>
          <table:table-cell office:value-type="string" table:style-name="ce2">
            <text:p>500mm Belts</text:p>
          </table:table-cell>
          <table:table-cell table:style-name="ce4"/>
          <table:table-cell table:number-columns-repeated="3" table:style-name="ce2"/>
          <table:table-cell table:style-name="ce5"/>
          <table:table-cell table:number-columns-repeated="244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6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46.300329177314829" table:formula="of:=[.E23]*[.G23]" table:style-name="ce3">
            <text:p>46,30<text:s/></text:p>
          </table:table-cell>
          <table:table-cell office:value-type="float" office:value="1" table:formula="of:=1/(2*[.F23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46.300329177314829" table:formula="of:=SQRT([.H23])" table:style-name="ce2">
            <text:p>46,30032918</text:p>
          </table:table-cell>
          <table:table-cell office:value-type="float" office:value="2143.7204819277108" table:formula="of:=[.L23]/[.M23]" table:style-name="ce4">
            <text:p>2143,72048193<text:s/>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17.79288" table:formula="of:=[.I23]*[.J23]*[.K23]" table:style-name="ce5">
            <text:p>17,79288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6.706090703658688" table:formula="of:=[.E24]*[.G24]" table:style-name="ce3">
            <text:p>56,71<text:s/></text:p>
          </table:table-cell>
          <table:table-cell office:value-type="float" office:value="1" table:formula="of:=1/(2*[.F24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56.706090703658688" table:formula="of:=SQRT([.H24])" table:style-name="ce2">
            <text:p>56,7060907</text:p>
          </table:table-cell>
          <table:table-cell office:value-type="float" office:value="3215.5807228915664" table:formula="of:=[.L24]/[.M24]" table:style-name="ce4">
            <text:p>3215,58072289<text:s/></text:p>
          </table:table-cell>
          <table:table-cell office:value-type="float" office:value="4" table:style-name="ce2">
            <text:p>4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24]*[.J24]*[.K24]" table:style-name="ce5">
            <text:p>26,68932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65.47855346489736" table:formula="of:=[.E25]*[.G25]" table:style-name="ce3">
            <text:p>65,48<text:s/></text:p>
          </table:table-cell>
          <table:table-cell office:value-type="float" office:value="1" table:formula="of:=1/(2*[.F25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65.47855346489736" table:formula="of:=SQRT([.H25])" table:style-name="ce2">
            <text:p>65,47855346</text:p>
          </table:table-cell>
          <table:table-cell office:value-type="float" office:value="4287.4409638554216" table:formula="of:=[.L25]/[.M25]" table:style-name="ce4">
            <text:p>4287,44096386<text:s/>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35.585760000000001" table:formula="of:=[.I25]*[.J25]*[.K25]" table:style-name="ce5">
            <text:p>35,585760<text:s/></text:p>
          </table:table-cell>
          <table:table-cell office:value-type="float" office:value="8.3000000000000001E-3" table:style-name="ce2">
            <text:p>0,008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9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46.300329177314836" table:formula="of:=[.E29]*[.G29]" table:style-name="ce3">
            <text:p>46,30<text:s/></text:p>
          </table:table-cell>
          <table:table-cell office:value-type="float" office:value="1" table:formula="of:=1/(2*[.F29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46.300329177314836" table:formula="of:=SQRT([.H29])" table:style-name="ce2">
            <text:p>46,30032918</text:p>
          </table:table-cell>
          <table:table-cell office:value-type="float" office:value="2143.7204819277113" table:formula="of:=[.L29]/[.M29]" table:style-name="ce4">
            <text:p>2143,72048193<text:s/>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29]*[.J29]*[.K29]" table:style-name="ce5">
            <text:p>26,689320<text:s/></text:p>
          </table:table-cell>
          <table:table-cell office:value-type="float" office:value="1.2449999999999999E-2" table:formula="of:=0.0083*1.5" table:style-name="ce2">
            <text:p>0,01245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6.706090703658688" table:formula="of:=[.E30]*[.G30]" table:style-name="ce3">
            <text:p>56,71<text:s/></text:p>
          </table:table-cell>
          <table:table-cell office:value-type="float" office:value="1" table:formula="of:=1/(2*[.F30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56.706090703658688" table:formula="of:=SQRT([.H30])" table:style-name="ce2">
            <text:p>56,7060907</text:p>
          </table:table-cell>
          <table:table-cell office:value-type="float" office:value="3215.5807228915664" table:formula="of:=[.L30]/[.M30]" table:style-name="ce4">
            <text:p>3215,58072289<text:s/></text:p>
          </table:table-cell>
          <table:table-cell office:value-type="float" office:value="6" table:style-name="ce2">
            <text:p>6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40.03398" table:formula="of:=[.I30]*[.J30]*[.K30]" table:style-name="ce5">
            <text:p>40,033980<text:s/></text:p>
          </table:table-cell>
          <table:table-cell office:value-type="float" office:value="1.2449999999999999E-2" table:formula="of:=0.0083*1.5" table:style-name="ce2">
            <text:p>0,01245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65.47855346489736" table:formula="of:=[.E31]*[.G31]" table:style-name="ce3">
            <text:p>65,48<text:s/></text:p>
          </table:table-cell>
          <table:table-cell office:value-type="float" office:value="1" table:formula="of:=1/(2*[.F31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65.47855346489736" table:formula="of:=SQRT([.H31])" table:style-name="ce2">
            <text:p>65,47855346</text:p>
          </table:table-cell>
          <table:table-cell office:value-type="float" office:value="4287.4409638554225" table:formula="of:=[.L31]/[.M31]" table:style-name="ce4">
            <text:p>4287,44096386<text:s/>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53.378640000000004" table:formula="of:=[.I31]*[.J31]*[.K31]" table:style-name="ce5">
            <text:p>53,378640<text:s/></text:p>
          </table:table-cell>
          <table:table-cell office:value-type="float" office:value="1.2449999999999999E-2" table:formula="of:=0.0083*1.5" table:style-name="ce2">
            <text:p>0,01245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12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46.300329177314829" table:formula="of:=[.E35]*[.G35]" table:style-name="ce3">
            <text:p>46,30<text:s/></text:p>
          </table:table-cell>
          <table:table-cell office:value-type="float" office:value="1" table:formula="of:=1/(2*[.F35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46.300329177314829" table:formula="of:=SQRT([.H35])" table:style-name="ce2">
            <text:p>46,30032918</text:p>
          </table:table-cell>
          <table:table-cell office:value-type="float" office:value="2143.7204819277108" table:formula="of:=[.L35]/[.M35]" table:style-name="ce4">
            <text:p>2143,72048193<text:s/>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35.585760000000001" table:formula="of:=[.I35]*[.J35]*[.K35]" table:style-name="ce5">
            <text:p>35,58576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6.706090703658688" table:formula="of:=[.E36]*[.G36]" table:style-name="ce3">
            <text:p>56,71<text:s/></text:p>
          </table:table-cell>
          <table:table-cell office:value-type="float" office:value="1" table:formula="of:=1/(2*[.F36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56.706090703658688" table:formula="of:=SQRT([.H36])" table:style-name="ce2">
            <text:p>56,7060907</text:p>
          </table:table-cell>
          <table:table-cell office:value-type="float" office:value="3215.5807228915664" table:formula="of:=[.L36]/[.M36]" table:style-name="ce4">
            <text:p>3215,58072289<text:s/></text:p>
          </table:table-cell>
          <table:table-cell office:value-type="float" office:value="8" table:style-name="ce2">
            <text:p>8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53.378640000000004" table:formula="of:=[.I36]*[.J36]*[.K36]" table:style-name="ce5">
            <text:p>53,37864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65.47855346489736" table:formula="of:=[.E37]*[.G37]" table:style-name="ce3">
            <text:p>65,48<text:s/></text:p>
          </table:table-cell>
          <table:table-cell office:value-type="float" office:value="1" table:formula="of:=1/(2*[.F37])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65.47855346489736" table:formula="of:=SQRT([.H37])" table:style-name="ce2">
            <text:p>65,47855346</text:p>
          </table:table-cell>
          <table:table-cell office:value-type="float" office:value="4287.4409638554216" table:formula="of:=[.L37]/[.M37]" table:style-name="ce4">
            <text:p>4287,44096386<text:s/>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71.171520000000001" table:formula="of:=[.I37]*[.J37]*[.K37]" table:style-name="ce5">
            <text:p>71,17152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3" table:style-name="ce2"/>
          <table:table-cell office:value-type="string" table:style-name="ce2">
            <text:p>400mm Belts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6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7.875411471643538" table:formula="of:=[.E42]*[.G42]" table:style-name="ce3">
            <text:p>57,88<text:s/></text:p>
          </table:table-cell>
          <table:table-cell office:value-type="float" office:value="1.25" table:formula="of:=1/(2*[.F42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46.300329177314829" table:formula="of:=SQRT([.H42])" table:style-name="ce2">
            <text:p>46,30032918</text:p>
          </table:table-cell>
          <table:table-cell office:value-type="float" office:value="2143.7204819277108" table:formula="of:=[.L42]/[.M42]" table:style-name="ce4">
            <text:p>2143,72048193<text:s/>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17.79288" table:formula="of:=[.I42]*[.J42]*[.K42]" table:style-name="ce5">
            <text:p>17,792880<text:s/></text:p>
          </table:table-cell>
          <table:table-cell office:value-type="float" office:value="8.3000000000000001E-3" table:formula="of:=0.008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70.882613379573357" table:formula="of:=[.E43]*[.G43]" table:style-name="ce3">
            <text:p>70,88<text:s/></text:p>
          </table:table-cell>
          <table:table-cell office:value-type="float" office:value="1.25" table:formula="of:=1/(2*[.F43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56.706090703658688" table:formula="of:=SQRT([.H43])" table:style-name="ce2">
            <text:p>56,7060907</text:p>
          </table:table-cell>
          <table:table-cell office:value-type="float" office:value="3215.5807228915664" table:formula="of:=[.L43]/[.M43]" table:style-name="ce4">
            <text:p>3215,58072289<text:s/></text:p>
          </table:table-cell>
          <table:table-cell office:value-type="float" office:value="4" table:style-name="ce2">
            <text:p>4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26.689320000000002" table:formula="of:=[.I43]*[.J43]*[.K43]" table:style-name="ce5">
            <text:p>26,689320<text:s/></text:p>
          </table:table-cell>
          <table:table-cell office:value-type="float" office:value="8.3000000000000001E-3" table:formula="of:=0.0083" table:style-name="ce2">
            <text:p>0,0083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81.848191831121696" table:formula="of:=[.E44]*[.G44]" table:style-name="ce3">
            <text:p>81,85<text:s/></text:p>
          </table:table-cell>
          <table:table-cell office:value-type="float" office:value="1.25" table:formula="of:=1/(2*[.F44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65.47855346489736" table:formula="of:=SQRT([.H44])" table:style-name="ce2">
            <text:p>65,47855346</text:p>
          </table:table-cell>
          <table:table-cell office:value-type="float" office:value="4287.4409638554216" table:formula="of:=[.L44]/[.M44]" table:style-name="ce4">
            <text:p>4287,44096386<text:s/>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35.585760000000001" table:formula="of:=[.I44]*[.J44]*[.K44]" table:style-name="ce5">
            <text:p>35,585760<text:s/></text:p>
          </table:table-cell>
          <table:table-cell office:value-type="float" office:value="8.3000000000000001E-3" table:formula="of:=0.0083" table:style-name="ce2">
            <text:p>0,008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6">
            <text:p>f0=</text:p>
          </table:table-cell>
          <table:table-cell office:value-type="string" table:style-name="ce6">
            <text:p>=1/2L</text:p>
          </table:table-cell>
          <table:table-cell office:value-type="string" table:style-name="ce6">
            <text:p>L</text:p>
          </table:table-cell>
          <table:table-cell office:value-type="string" table:style-name="ce6">
            <text:p>=SR(F/u)</text:p>
          </table:table-cell>
          <table:table-cell office:value-type="string" table:style-name="ce6">
            <text:p>=F/u</text:p>
          </table:table-cell>
          <table:table-cell office:value-type="string" table:style-name="ce6">
            <text:p>F - lb</text:p>
          </table:table-cell>
          <table:table-cell office:value-type="string" table:style-name="ce6">
            <text:p>F - Adj</text:p>
          </table:table-cell>
          <table:table-cell office:value-type="string" table:style-name="ce6">
            <text:p>F - N</text:p>
          </table:table-cell>
          <table:table-cell office:value-type="string" table:style-name="ce6">
            <text:p>F</text:p>
          </table:table-cell>
          <table:table-cell office:value-type="string" table:style-name="ce6">
            <text:p>u (9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7.875411471643545" table:formula="of:=[.E48]*[.G48]" table:style-name="ce7">
            <text:p>57,88<text:s/></text:p>
          </table:table-cell>
          <table:table-cell office:value-type="float" office:value="1.25" table:formula="of:=1/(2*[.F48])" table:style-name="ce6">
            <text:p>1,25</text:p>
          </table:table-cell>
          <table:table-cell office:value-type="float" office:value="0.4" table:style-name="ce10">
            <text:p>0,4</text:p>
          </table:table-cell>
          <table:table-cell office:value-type="float" office:value="46.300329177314836" table:formula="of:=SQRT([.H48])" table:style-name="ce6">
            <text:p>46,30032918</text:p>
          </table:table-cell>
          <table:table-cell office:value-type="float" office:value="2143.7204819277113" table:formula="of:=[.L48]/[.M48]" table:style-name="ce8">
            <text:p>2143,72048193<text:s/>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4.4482200000000001" table:style-name="ce6">
            <text:p>4,44822</text:p>
          </table:table-cell>
          <table:table-cell office:value-type="float" office:value="26.689320000000002" table:formula="of:=[.I48]*[.J48]*[.K48]" table:style-name="ce9">
            <text:p>26,689320<text:s/></text:p>
          </table:table-cell>
          <table:table-cell office:value-type="float" office:value="1.2449999999999999E-2" table:formula="of:=0.0083*1.5" table:style-name="ce6">
            <text:p>0,01245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70.882613379573357" table:formula="of:=[.E49]*[.G49]" table:style-name="ce7">
            <text:p>70,88<text:s/></text:p>
          </table:table-cell>
          <table:table-cell office:value-type="float" office:value="1.25" table:formula="of:=1/(2*[.F49])" table:style-name="ce6">
            <text:p>1,25</text:p>
          </table:table-cell>
          <table:table-cell office:value-type="float" office:value="0.4" table:style-name="ce10">
            <text:p>0,4</text:p>
          </table:table-cell>
          <table:table-cell office:value-type="float" office:value="56.706090703658688" table:formula="of:=SQRT([.H49])" table:style-name="ce6">
            <text:p>56,7060907</text:p>
          </table:table-cell>
          <table:table-cell office:value-type="float" office:value="3215.5807228915664" table:formula="of:=[.L49]/[.M49]" table:style-name="ce8">
            <text:p>3215,58072289<text:s/></text:p>
          </table:table-cell>
          <table:table-cell office:value-type="float" office:value="6" table:style-name="ce6">
            <text:p>6</text:p>
          </table:table-cell>
          <table:table-cell office:value-type="float" office:value="1.5" table:style-name="ce6">
            <text:p>1,5</text:p>
          </table:table-cell>
          <table:table-cell office:value-type="float" office:value="4.4482200000000001" table:style-name="ce6">
            <text:p>4,44822</text:p>
          </table:table-cell>
          <table:table-cell office:value-type="float" office:value="40.03398" table:formula="of:=[.I49]*[.J49]*[.K49]" table:style-name="ce9">
            <text:p>40,033980<text:s/></text:p>
          </table:table-cell>
          <table:table-cell office:value-type="float" office:value="1.2449999999999999E-2" table:formula="of:=0.0083*1.5" table:style-name="ce6">
            <text:p>0,01245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81.848191831121696" table:formula="of:=[.E50]*[.G50]" table:style-name="ce7">
            <text:p>81,85<text:s/></text:p>
          </table:table-cell>
          <table:table-cell office:value-type="float" office:value="1.25" table:formula="of:=1/(2*[.F50])" table:style-name="ce6">
            <text:p>1,25</text:p>
          </table:table-cell>
          <table:table-cell office:value-type="float" office:value="0.4" table:style-name="ce10">
            <text:p>0,4</text:p>
          </table:table-cell>
          <table:table-cell office:value-type="float" office:value="65.47855346489736" table:formula="of:=SQRT([.H50])" table:style-name="ce6">
            <text:p>65,47855346</text:p>
          </table:table-cell>
          <table:table-cell office:value-type="float" office:value="4287.4409638554225" table:formula="of:=[.L50]/[.M50]" table:style-name="ce8">
            <text:p>4287,44096386<text:s/>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.4482200000000001" table:style-name="ce6">
            <text:p>4,44822</text:p>
          </table:table-cell>
          <table:table-cell office:value-type="float" office:value="53.378640000000004" table:formula="of:=[.I50]*[.J50]*[.K50]" table:style-name="ce9">
            <text:p>53,378640<text:s/></text:p>
          </table:table-cell>
          <table:table-cell office:value-type="float" office:value="1.2449999999999999E-2" table:formula="of:=0.0083*1.5" table:style-name="ce6">
            <text:p>0,01245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f0=</text:p>
          </table:table-cell>
          <table:table-cell office:value-type="string" table:style-name="ce2">
            <text:p>=1/2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=SR(F/u)</text:p>
          </table:table-cell>
          <table:table-cell office:value-type="string" table:style-name="ce2">
            <text:p>=F/u</text:p>
          </table:table-cell>
          <table:table-cell office:value-type="string" table:style-name="ce2">
            <text:p>F - lb</text:p>
          </table:table-cell>
          <table:table-cell office:value-type="string" table:style-name="ce2">
            <text:p>F - Adj</text:p>
          </table:table-cell>
          <table:table-cell office:value-type="string" table:style-name="ce2">
            <text:p>F - 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 (12mm GT2)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7.875411471643538" table:formula="of:=[.E54]*[.G54]" table:style-name="ce3">
            <text:p>57,88<text:s/></text:p>
          </table:table-cell>
          <table:table-cell office:value-type="float" office:value="1.25" table:formula="of:=1/(2*[.F54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46.300329177314829" table:formula="of:=SQRT([.H54])" table:style-name="ce2">
            <text:p>46,30032918</text:p>
          </table:table-cell>
          <table:table-cell office:value-type="float" office:value="2143.7204819277108" table:formula="of:=[.L54]/[.M54]" table:style-name="ce4">
            <text:p>2143,72048193<text:s/>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35.585760000000001" table:formula="of:=[.I54]*[.J54]*[.K54]" table:style-name="ce5">
            <text:p>35,58576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70.882613379573357" table:formula="of:=[.E55]*[.G55]" table:style-name="ce3">
            <text:p>70,88<text:s/></text:p>
          </table:table-cell>
          <table:table-cell office:value-type="float" office:value="1.25" table:formula="of:=1/(2*[.F55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56.706090703658688" table:formula="of:=SQRT([.H55])" table:style-name="ce2">
            <text:p>56,7060907</text:p>
          </table:table-cell>
          <table:table-cell office:value-type="float" office:value="3215.5807228915664" table:formula="of:=[.L55]/[.M55]" table:style-name="ce4">
            <text:p>3215,58072289<text:s/></text:p>
          </table:table-cell>
          <table:table-cell office:value-type="float" office:value="8" table:style-name="ce2">
            <text:p>8</text:p>
          </table:table-cell>
          <table:table-cell office:value-type="float" office:value="1.5" table:style-name="ce2">
            <text:p>1,5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53.378640000000004" table:formula="of:=[.I55]*[.J55]*[.K55]" table:style-name="ce5">
            <text:p>53,37864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81.848191831121696" table:formula="of:=[.E56]*[.G56]" table:style-name="ce3">
            <text:p>81,85<text:s/></text:p>
          </table:table-cell>
          <table:table-cell office:value-type="float" office:value="1.25" table:formula="of:=1/(2*[.F56])" table:style-name="ce2">
            <text:p>1,25</text:p>
          </table:table-cell>
          <table:table-cell office:value-type="float" office:value="0.4" table:style-name="ce2">
            <text:p>0,4</text:p>
          </table:table-cell>
          <table:table-cell office:value-type="float" office:value="65.47855346489736" table:formula="of:=SQRT([.H56])" table:style-name="ce2">
            <text:p>65,47855346</text:p>
          </table:table-cell>
          <table:table-cell office:value-type="float" office:value="4287.4409638554216" table:formula="of:=[.L56]/[.M56]" table:style-name="ce4">
            <text:p>4287,44096386<text:s/>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4482200000000001" table:style-name="ce2">
            <text:p>4,44822</text:p>
          </table:table-cell>
          <table:table-cell office:value-type="float" office:value="71.171520000000001" table:formula="of:=[.I56]*[.J56]*[.K56]" table:style-name="ce5">
            <text:p>71,171520<text:s/></text:p>
          </table:table-cell>
          <table:table-cell office:value-type="float" office:value="1.66E-2" table:formula="of:=0.0083*2" table:style-name="ce2">
            <text:p>0,0166</text:p>
          </table:table-cell>
          <table:table-cell table:number-columns-repeated="16371"/>
        </table:table-row>
        <table:table-row table:number-rows-repeated="1048520" table:style-name="ro1">
          <table:table-cell table:number-columns-repeated="16384"/>
        </table:table-row>
        <table:named-expressions>
          <table:named-expression table:name="Sheet_Title" table:expression="of:=&quot;Sheet1&quot;" table:base-cell-address="Sheet1.$A$1"/>
          <table:named-expression table:name="Print_Area" table:expression="of:=[.#REF!]" table:base-cell-address="Sheet1.$A$1"/>
        </table:named-expressions>
      </table:table>
      <table:table table:name="Sheet2" table:style-name="ta1">
        <table:table-column table:style-name="co1" table:number-columns-repeated="256" table:default-cell-style-name="ce2"/>
        <table:table-column table:style-name="co5" table:number-columns-repeated="16128" table:default-cell-style-name="ce1"/>
        <table:table-row table:number-rows-repeated="1048576" table:style-name="ro1">
          <table:table-cell table:number-columns-repeated="16384"/>
        </table:table-row>
        <table:named-expressions>
          <table:named-expression table:name="Sheet_Title" table:expression="of:=&quot;Sheet2&quot;" table:base-cell-address="Sheet1.$A$1"/>
          <table:named-expression table:name="Print_Area" table:expression="of:=[.#REF!]" table:base-cell-address="Sheet1.$A$1"/>
        </table:named-expressions>
      </table:table>
      <table:table table:name="Sheet3" table:style-name="ta1">
        <table:table-column table:style-name="co1" table:number-columns-repeated="256" table:default-cell-style-name="ce2"/>
        <table:table-column table:style-name="co5" table:number-columns-repeated="16128" table:default-cell-style-name="ce1"/>
        <table:table-row table:number-rows-repeated="1048576" table:style-name="ro1">
          <table:table-cell table:number-columns-repeated="16384"/>
        </table:table-row>
        <table:named-expressions>
          <table:named-expression table:name="Sheet_Title" table:expression="of:=&quot;Sheet3&quot;" table:base-cell-address="Sheet1.$A$1"/>
          <table:named-expression table:name="Print_Area" table:expression="of:=[.#REF!]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6" number:min-decimal-places="6" number:min-integer-digits="1"/>
      <number:text> </number:text>
    </number:number-style>
    <number:number-style style:name="N36">
      <style:text-properties fo:color="#FF0000"/>
      <number:text>(</number:text>
      <number:number number:decimal-places="6" number:min-decimal-places="6" number:min-integer-digits="1"/>
      <number:text>)</number:text>
      <style:map style:condition="value()&gt;=0" style:apply-style-name="N36P0"/>
    </number:number-style>
    <number:number-style style:name="N37P0">
      <number:number number:decimal-places="2" number:min-decimal-places="2" number:min-integer-digits="1"/>
      <number:text> </number:text>
    </number:number-style>
    <number:number-style style:name="N37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37P0"/>
    </number:number-style>
    <number:number-style style:name="N38P0">
      <number:number number:decimal-places="8" number:min-decimal-places="8" number:min-integer-digits="1"/>
      <number:text> </number:text>
    </number:number-style>
    <number:number-style style:name="N38">
      <style:text-properties fo:color="#FF0000"/>
      <number:text>(</number:text>
      <number:number number:decimal-places="8" number:min-decimal-places="8" number:min-integer-digits="1"/>
      <number:text>)</number:text>
      <style:map style:condition="value()&gt;=0" style:apply-style-name="N38P0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666666666666667in" fo:margin-left="0in" fo:margin-right="0in" fo:margin-bottom="0in"/>
      </style:header-style>
      <style:footer-style>
        <style:header-footer-properties fo:min-height="0.6666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/>
        </style:region-left>
        <style:region-center>
          <text:p>Page<text:s/><text:page-number>1</text:page-number></text:p>
        </style:region-center>
        <style:region-right>
          <text:p/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Florent BROISE</dc:creator>
    <meta:creation-date>2021-10-20T07:04:02Z</meta:creation-date>
    <dc:date>2022-02-02T15:06:53Z</dc:date>
  </office:meta>
</office:document-meta>
</file>